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865" officeooo:paragraph-rsid="0010752b"/>
    </style:style>
    <style:style style:name="P2" style:family="paragraph" style:parent-style-name="Standard">
      <style:text-properties officeooo:rsid="0010752b" officeooo:paragraph-rsid="0010752b"/>
    </style:style>
    <style:style style:name="P3" style:family="paragraph" style:parent-style-name="Standard">
      <style:text-properties officeooo:rsid="0010752b" officeooo:paragraph-rsid="0014bdda"/>
    </style:style>
    <style:style style:name="P4" style:family="paragraph" style:parent-style-name="Standard">
      <style:text-properties officeooo:rsid="0010752b" officeooo:paragraph-rsid="00196b56"/>
    </style:style>
    <style:style style:name="P5" style:family="paragraph" style:parent-style-name="Standard">
      <style:text-properties officeooo:rsid="0010752b" officeooo:paragraph-rsid="001b3a34"/>
    </style:style>
    <style:style style:name="P6" style:family="paragraph" style:parent-style-name="Standard">
      <style:text-properties officeooo:rsid="0011b699" officeooo:paragraph-rsid="0011b699"/>
    </style:style>
    <style:style style:name="P7" style:family="paragraph" style:parent-style-name="Standard">
      <style:text-properties officeooo:rsid="0011b699" officeooo:paragraph-rsid="001b3a34"/>
    </style:style>
    <style:style style:name="P8" style:family="paragraph" style:parent-style-name="Standard">
      <style:text-properties officeooo:rsid="0011b699" officeooo:paragraph-rsid="001cfa49"/>
    </style:style>
    <style:style style:name="P9" style:family="paragraph" style:parent-style-name="Standard">
      <style:text-properties officeooo:rsid="001384e0" officeooo:paragraph-rsid="001384e0"/>
    </style:style>
    <style:style style:name="P10" style:family="paragraph" style:parent-style-name="Standard">
      <style:text-properties officeooo:rsid="001384e0" officeooo:paragraph-rsid="001cfa49"/>
    </style:style>
    <style:style style:name="P11" style:family="paragraph" style:parent-style-name="Standard">
      <style:text-properties officeooo:rsid="0015a2ed" officeooo:paragraph-rsid="0015a2ed"/>
    </style:style>
    <style:style style:name="P12" style:family="paragraph" style:parent-style-name="Standard">
      <style:text-properties officeooo:rsid="000d8bd8" officeooo:paragraph-rsid="00196b56"/>
    </style:style>
    <style:style style:name="P13" style:family="paragraph" style:parent-style-name="Standard">
      <style:text-properties officeooo:rsid="0006eeab" officeooo:paragraph-rsid="00196b56"/>
    </style:style>
    <style:style style:name="P14" style:family="paragraph" style:parent-style-name="Standard">
      <style:text-properties officeooo:rsid="001d5098" officeooo:paragraph-rsid="001d5098"/>
    </style:style>
    <style:style style:name="P15" style:family="paragraph" style:parent-style-name="Standard">
      <style:text-properties officeooo:rsid="001dc56c" officeooo:paragraph-rsid="001dc56c"/>
    </style:style>
    <style:style style:name="P16" style:family="paragraph" style:parent-style-name="Standard">
      <style:text-properties officeooo:rsid="001dc56c" officeooo:paragraph-rsid="001dc56c"/>
    </style:style>
    <style:style style:name="P17" style:family="paragraph" style:parent-style-name="Standard">
      <style:text-properties officeooo:rsid="00201caa" officeooo:paragraph-rsid="00201caa"/>
    </style:style>
    <style:style style:name="P18" style:family="paragraph" style:parent-style-name="Standard">
      <style:text-properties officeooo:rsid="0021a004" officeooo:paragraph-rsid="0021a004"/>
    </style:style>
    <style:style style:name="P19" style:family="paragraph" style:parent-style-name="Standard">
      <style:text-properties officeooo:rsid="0022c8be" officeooo:paragraph-rsid="0022c8be"/>
    </style:style>
    <style:style style:name="T1" style:family="text">
      <style:text-properties officeooo:rsid="0008cb7c"/>
    </style:style>
    <style:style style:name="T2" style:family="text">
      <style:text-properties officeooo:rsid="000a6a8a"/>
    </style:style>
    <style:style style:name="T3" style:family="text">
      <style:text-properties officeooo:rsid="0011b699"/>
    </style:style>
    <style:style style:name="T4" style:family="text">
      <style:text-properties officeooo:rsid="0014bdda"/>
    </style:style>
    <style:style style:name="T5" style:family="text">
      <style:text-properties officeooo:rsid="00156030"/>
    </style:style>
    <style:style style:name="T6" style:family="text">
      <style:text-properties officeooo:rsid="0015a2ed"/>
    </style:style>
    <style:style style:name="T7" style:family="text">
      <style:text-properties officeooo:rsid="0016b306"/>
    </style:style>
    <style:style style:name="T8" style:family="text">
      <style:text-properties officeooo:rsid="00196b56"/>
    </style:style>
    <style:style style:name="T9" style:family="text">
      <style:text-properties officeooo:rsid="001b3a34"/>
    </style:style>
    <style:style style:name="T10" style:family="text">
      <style:text-properties officeooo:rsid="001cfa49"/>
    </style:style>
    <style:style style:name="T11" style:family="text">
      <style:text-properties officeooo:rsid="0024b2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 = 5</text:p>
      <text:p text:style-name="P11">s0</text:p>
      <text:p text:style-name="P13"><text:span text:style-name="T7">s0 + </text:span><text:span text:style-name="T2">1-2<text:tab/></text:span><text:span text:style-name="T3">s</text:span><text:span text:style-name="T6">1<text:tab/></text:span><text:span text:style-name="T7">s0 + </text:span><text:span text:style-name="T2">1-2</text:span></text:p>
      <text:p text:style-name="P1"><text:span text:style-name="T4">s</text:span><text:span text:style-name="T6">1</text:span><text:span text:style-name="T4">+</text:span> <text:span text:style-name="T1">3</text:span>-<text:span text:style-name="T1">4<text:tab/></text:span><text:span text:style-name="T3">s</text:span><text:span text:style-name="T6">2<text:tab/></text:span><text:span text:style-name="T8">s0 + 1-2 + 3-4</text:span></text:p>
      <text:p text:style-name="P3"><text:span text:style-name="T4">s</text:span><text:span text:style-name="T6">1</text:span><text:span text:style-name="T4"> +</text:span> 5-6<text:tab/><text:span text:style-name="T3">s</text:span><text:span text:style-name="T6">3<text:tab/></text:span><text:span text:style-name="T8">s0 + 1-2 + 5-6</text:span></text:p>
      <text:p text:style-name="P12"><text:span text:style-name="T3">s</text:span><text:span text:style-name="T6">2</text:span><text:span text:style-name="T3">+</text:span> 5-6<text:tab/><text:span text:style-name="T5">s</text:span><text:span text:style-name="T6">4<text:tab/></text:span><text:span text:style-name="T8">s0 + 1-2 + 3-4 + 5-6</text:span></text:p>
      <text:p text:style-name="P4"><text:span text:style-name="T3">s</text:span><text:span text:style-name="T6">1</text:span><text:span text:style-name="T3"> +</text:span> 7-8<text:tab/><text:tab/><text:span text:style-name="T7">s0 + </text:span><text:span text:style-name="T2">1-2 </text:span><text:span text:style-name="T8">+ 7-8</text:span></text:p>
      <text:p text:style-name="P4"><text:span text:style-name="T3">s</text:span><text:span text:style-name="T6">2</text:span><text:span text:style-name="T3"> + </text:span>7-8<text:tab/><text:tab/><text:span text:style-name="T8">s0 + 1-2 + 3-4 +7-8</text:span></text:p>
      <text:p text:style-name="P5"><text:span text:style-name="T3">s</text:span><text:span text:style-name="T6">3</text:span><text:span text:style-name="T3"> + </text:span>7-8<text:tab/><text:tab/><text:span text:style-name="T8">s0 + 1-2 + 5-6 </text:span><text:span text:style-name="T9">+ 7-8</text:span></text:p>
      <text:p text:style-name="P7"><text:span text:style-name="T5">s</text:span><text:span text:style-name="T6">4</text:span><text:span text:style-name="T5"> </text:span>+ 7-8<text:tab/><text:tab/><text:span text:style-name="T8">s0 + 1-2 + 3-4 + 5-6 </text:span><text:span text:style-name="T9">+ 7-8</text:span></text:p>
      <text:p text:style-name="P3"/>
      <text:p text:style-name="P2"/>
      <text:p text:style-name="P2"/>
      <text:p text:style-name="P11">s0</text:p>
      <text:p text:style-name="P6"><text:span text:style-name="T7">s0 + </text:span>3-4<text:tab/>s<text:span text:style-name="T6">1<text:tab/></text:span><text:span text:style-name="T10">s0 + 3-4</text:span></text:p>
      <text:p text:style-name="P6"><text:span text:style-name="T4">s</text:span><text:span text:style-name="T6">1</text:span><text:span text:style-name="T4"> +</text:span> 5-6<text:tab/>s<text:span text:style-name="T6">2<text:tab/></text:span><text:span text:style-name="T10">s0 + 3-4 + 5-6</text:span></text:p>
      <text:p text:style-name="P8">s<text:span text:style-name="T6">1</text:span> + 7-8<text:tab/><text:tab/><text:span text:style-name="T10">s0 + 3-4 + 7-8</text:span></text:p>
      <text:p text:style-name="P8">s<text:span text:style-name="T6">2 </text:span>+ 7-8<text:tab/><text:tab/><text:tab/><text:span text:style-name="T10">s0 + 3-4 + 5-6 + 7-8</text:span></text:p>
      <text:p text:style-name="P6"/>
      <text:p text:style-name="P11">s0</text:p>
      <text:p text:style-name="P10"><text:span text:style-name="T7">s0 + </text:span>5-6<text:tab/>s<text:span text:style-name="T6">1<text:tab/></text:span><text:span text:style-name="T7">s0 + </text:span>5-6</text:p>
      <text:p text:style-name="P10">s<text:span text:style-name="T6">1</text:span> + 7-8<text:tab/><text:tab/><text:span text:style-name="T7">s0 + </text:span>5-6 <text:span text:style-name="T10">+ 7-8</text:span></text:p>
      <text:p text:style-name="P9"/>
      <text:p text:style-name="P11">s0</text:p>
      <text:p text:style-name="P9"><text:span text:style-name="T7">s0 + </text:span>7-8</text:p>
      <text:p text:style-name="P9"/>
      <text:p text:style-name="P14">() () () () ()</text:p>
      <text:p text:style-name="P15">1-9</text:p>
      <text:p text:style-name="P15">3-7</text:p>
      <text:p text:style-name="P15"/>
      <text:p text:style-name="P18">((()()()))</text:p>
      <text:p text:style-name="P18">1-<text:span text:style-name="T11">8</text:span></text:p>
      <text:p text:style-name="P18"/>
      <text:p text:style-name="P18">()((()()))</text:p>
      <text:p text:style-name="P18">3-9</text:p>
      <text:p text:style-name="P18"/>
      <text:p text:style-name="P17">((()()))()</text:p>
      <text:p text:style-name="P18">1-7</text:p>
      <text:p text:style-name="P15"/>
      <text:p text:style-name="P9"/>
      <text:p text:style-name="P14">n = 3</text:p>
      <text:p text:style-name="P14">s0</text:p>
      <text:p text:style-name="P14">s0 + 1-2<text:tab/>s1<text:tab/>s0 + 1-2</text:p>
      <text:p text:style-name="P14">s1 + 3-4<text:tab/><text:tab/>s0 + 1-2 + 3-4</text:p>
      <text:p text:style-name="P14"/>
      <text:p text:style-name="P14">s0</text:p>
      <text:p text:style-name="P14">s0 + 3-4<text:tab/><text:tab/>s0 + 3-4</text:p>
      <text:p text:style-name="P14"/>
      <text:p text:style-name="P14">()()()</text:p>
      <text:p text:style-name="P14">((()))</text:p>
      <text:p text:style-name="P14"/>
      <text:p text:style-name="P14">n = 4</text:p>
      <text:p text:style-name="P14"><text:soft-page-break/>()()()()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23:59:35.175932597</meta:creation-date>
    <dc:date>2023-01-17T16:27:25.679254616</dc:date>
    <meta:editing-duration>PT15H37M6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2" meta:paragraph-count="39" meta:word-count="177" meta:character-count="542" meta:non-whitespace-character-count="394"/>
  </office:meta>
</office:document-meta>
</file>